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c742d" officeooo:paragraph-rsid="000c742d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3pt" officeooo:rsid="000c742d" officeooo:paragraph-rsid="000c742d" style:font-size-asian="11.3500003814697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3</text:p>
      <text:p text:style-name="P2">name: Abhinav Singh Bhagtana</text:p>
      <text:p text:style-name="P2">reg no: 230905225</text:p>
      <text:p text:style-name="P2">roll no: 29</text:p>
      <text:p text:style-name="P2">section: A</text:p>
      <text:p text:style-name="P2"/>
      <text:p text:style-name="P2">Q1. make a lexical analyzer</text:p>
      <text:p text:style-name="P2">#include &lt;stdio.h&gt;</text:p>
      <text:p text:style-name="P2">#include &lt;ctype.h&gt;</text:p>
      <text:p text:style-name="P2">#include &lt;string.h&gt;</text:p>
      <text:p text:style-name="P2">#include &lt;stdlib.h&gt;</text:p>
      <text:p text:style-name="P2"/>
      <text:p text:style-name="P2">typedef struct {</text:p>
      <text:p text:style-name="P2"><text:s text:c="4"/>char token_name[100];</text:p>
      <text:p text:style-name="P2"><text:s text:c="4"/>unsigned int row, col;</text:p>
      <text:p text:style-name="P2"><text:s text:c="4"/>char type[50];</text:p>
      <text:p text:style-name="P2">} Token;</text:p>
      <text:p text:style-name="P2"/>
      <text:p text:style-name="P2">FILE *f1;</text:p>
      <text:p text:style-name="P2">int ROW = 1, COL = 1;</text:p>
      <text:p text:style-name="P2"/>
      <text:p text:style-name="P2">// List of C Keywords</text:p>
      <text:p text:style-name="P2">const char *keywords[] = {</text:p>
      <text:p text:style-name="P2"><text:s text:c="4"/>"auto", "break", "case", "char", "const", "continue", "default", "do",</text:p>
      <text:p text:style-name="P2"><text:s text:c="4"/>"double", "else", "enum", "extern", "float", "for", "goto", "if",</text:p>
      <text:p text:style-name="P2"><text:s text:c="4"/>"int", "long", "register", "return", "short", "signed", "sizeof", "static",</text:p>
      <text:p text:style-name="P2"><text:s text:c="4"/>"struct", "switch", "typedef", "union", "unsigned", "void", "volatile", "while"</text:p>
      <text:p text:style-name="P2">};</text:p>
      <text:p text:style-name="P2"/>
      <text:p text:style-name="P2">int isKeyword(char *buffer) {</text:p>
      <text:p text:style-name="P2"><text:s text:c="4"/>for (int i = 0; i &lt; 32; i++) {</text:p>
      <text:p text:style-name="P2"><text:s text:c="8"/>if (strcmp(keywords[i], buffer) == 0) return 1;</text:p>
      <text:p text:style-name="P2"><text:s text:c="4"/>}</text:p>
      <text:p text:style-name="P2"><text:s text:c="4"/>return 0;</text:p>
      <text:p text:style-name="P2">}</text:p>
      <text:p text:style-name="P2"/>
      <text:p text:style-name="P2">Token getNextToken() {</text:p>
      <text:p text:style-name="P2"><text:s text:c="4"/>Token t;</text:p>
      <text:p text:style-name="P2"><text:s text:c="4"/>t.token_name[0] = '\0';</text:p>
      <text:p text:style-name="P2"><text:s text:c="4"/>int c;</text:p>
      <text:p text:style-name="P2"/>
      <text:p text:style-name="P2"><text:s text:c="4"/>while ((c = fgetc(f1)) != EOF) {</text:p>
      <text:p text:style-name="P2"><text:s text:c="8"/>// 1. Skip Whitespace &amp; Update Line/Col</text:p>
      <text:p text:style-name="P2"><text:s text:c="8"/>if (c == '\n') { ROW++; COL = 1; continue; }</text:p>
      <text:p text:style-name="P2"><text:s text:c="8"/>if (isspace(c)) { COL++; continue; }</text:p>
      <text:p text:style-name="P2"/>
      <text:p text:style-name="P2"><text:s text:c="8"/>// 2. Skip Preprocessor Directives</text:p>
      <text:p text:style-name="P2"><text:s text:c="8"/>if (c == '#') {</text:p>
      <text:p text:style-name="P2"><text:soft-page-break/><text:s text:c="12"/>while ((c = fgetc(f1)) != '\n' &amp;&amp; c != EOF);</text:p>
      <text:p text:style-name="P2"><text:s text:c="12"/>ROW++; COL = 1; continue;</text:p>
      <text:p text:style-name="P2"><text:s text:c="8"/>}</text:p>
      <text:p text:style-name="P2"/>
      <text:p text:style-name="P2"><text:s text:c="8"/>// 3. Skip Comments (Single and Multi-line)</text:p>
      <text:p text:style-name="P2"><text:s text:c="8"/>if (c == '/') {</text:p>
      <text:p text:style-name="P2"><text:s text:c="12"/>int next = fgetc(f1);</text:p>
      <text:p text:style-name="P2"><text:s text:c="12"/>if (next == '/') { // Single line</text:p>
      <text:p text:style-name="P2"><text:s text:c="16"/>while ((c = fgetc(f1)) != '\n' &amp;&amp; c != EOF);</text:p>
      <text:p text:style-name="P2"><text:s text:c="16"/>ROW++; COL = 1; continue;</text:p>
      <text:p text:style-name="P2"><text:s text:c="12"/>} else if (next == '*') { // Multi-line</text:p>
      <text:p text:style-name="P2"><text:s text:c="16"/>while (1) {</text:p>
      <text:p text:style-name="P2"><text:s text:c="20"/>c = fgetc(f1);</text:p>
      <text:p text:style-name="P2"><text:s text:c="20"/>if (c == '\n') { ROW++; COL = 1; }</text:p>
      <text:p text:style-name="P2"><text:s text:c="20"/>else COL++;</text:p>
      <text:p text:style-name="P2"><text:s text:c="20"/>if (c == '*' &amp;&amp; (next = fgetc(f1)) == '/') { COL++; break; }</text:p>
      <text:p text:style-name="P2"><text:s text:c="20"/>if (c == EOF) break;</text:p>
      <text:p text:style-name="P2"><text:s text:c="16"/>}</text:p>
      <text:p text:style-name="P2"><text:s text:c="16"/>continue;</text:p>
      <text:p text:style-name="P2"><text:s text:c="12"/>} else ungetc(next, f1); // Just a division operator</text:p>
      <text:p text:style-name="P2"><text:s text:c="8"/>}</text:p>
      <text:p text:style-name="P2"/>
      <text:p text:style-name="P2"><text:s text:c="8"/>// --- Start of Token Identification ---</text:p>
      <text:p text:style-name="P2"><text:s text:c="8"/>t.row = ROW; t.col = COL;</text:p>
      <text:p text:style-name="P2"/>
      <text:p text:style-name="P2"><text:s text:c="8"/>// 4. Identifiers and Keywords</text:p>
      <text:p text:style-name="P2"><text:s text:c="8"/>if (isalpha(c) || c == '_') {</text:p>
      <text:p text:style-name="P2"><text:s text:c="12"/>int i = 0;</text:p>
      <text:p text:style-name="P2"><text:s text:c="12"/>t.token_name[i++] = c;</text:p>
      <text:p text:style-name="P2"><text:s text:c="12"/>while (isalnum(c = fgetc(f1)) || c == '_') {</text:p>
      <text:p text:style-name="P2"><text:s text:c="16"/>if (i &lt; 99) t.token_name[i++] = c;</text:p>
      <text:p text:style-name="P2"><text:s text:c="12"/>}</text:p>
      <text:p text:style-name="P2"><text:s text:c="12"/>ungetc(c, f1);</text:p>
      <text:p text:style-name="P2"><text:s text:c="12"/>t.token_name[i] = '\0';</text:p>
      <text:p text:style-name="P2"><text:s text:c="12"/>COL += i;</text:p>
      <text:p text:style-name="P2"><text:s text:c="12"/>if (isKeyword(t.token_name)) strcpy(t.type, t.token_name);</text:p>
      <text:p text:style-name="P2"><text:s text:c="12"/>else strcpy(t.type, "id");</text:p>
      <text:p text:style-name="P2"><text:s text:c="12"/>return t;</text:p>
      <text:p text:style-name="P2"><text:s text:c="8"/>}</text:p>
      <text:p text:style-name="P2"/>
      <text:p text:style-name="P2"><text:s text:c="8"/>// 5. Numerical Constants</text:p>
      <text:p text:style-name="P2"><text:s text:c="8"/>if (isdigit(c)) {</text:p>
      <text:p text:style-name="P2"><text:s text:c="12"/>int i = 0;</text:p>
      <text:p text:style-name="P2"><text:s text:c="12"/>t.token_name[i++] = c;</text:p>
      <text:p text:style-name="P2"><text:s text:c="12"/>while (isdigit(c = fgetc(f1))) {</text:p>
      <text:p text:style-name="P2"><text:s text:c="16"/>if (i &lt; 99) t.token_name[i++] = c;</text:p>
      <text:p text:style-name="P2"><text:s text:c="12"/>}</text:p>
      <text:p text:style-name="P2"><text:s text:c="12"/>ungetc(c, f1);</text:p>
      <text:p text:style-name="P2"><text:soft-page-break/><text:s text:c="12"/>t.token_name[i] = '\0';</text:p>
      <text:p text:style-name="P2"><text:s text:c="12"/>COL += i;</text:p>
      <text:p text:style-name="P2"><text:s text:c="12"/>strcpy(t.type, "num");</text:p>
      <text:p text:style-name="P2"><text:s text:c="12"/>return t;</text:p>
      <text:p text:style-name="P2"><text:s text:c="8"/>}</text:p>
      <text:p text:style-name="P2"/>
      <text:p text:style-name="P2"><text:s text:c="8"/>// 6. String Literals</text:p>
      <text:p text:style-name="P2"><text:s text:c="8"/>if (c == '"') {</text:p>
      <text:p text:style-name="P2"><text:s text:c="12"/>int i = 0;</text:p>
      <text:p text:style-name="P2"><text:s text:c="12"/>while ((c = fgetc(f1)) != '"' &amp;&amp; c != EOF) {</text:p>
      <text:p text:style-name="P2"><text:s text:c="16"/>if (c == '\n') { ROW++; COL = 1; }</text:p>
      <text:p text:style-name="P2"><text:s text:c="16"/>if (i &lt; 99) t.token_name[i++] = c;</text:p>
      <text:p text:style-name="P2"><text:s text:c="12"/>}</text:p>
      <text:p text:style-name="P2"><text:s text:c="12"/>t.token_name[i] = '\0';</text:p>
      <text:p text:style-name="P2"><text:s text:c="12"/>COL += (i + 2); </text:p>
      <text:p text:style-name="P2"><text:s text:c="12"/>strcpy(t.type, "string");</text:p>
      <text:p text:style-name="P2"><text:s text:c="12"/>return t;</text:p>
      <text:p text:style-name="P2"><text:s text:c="8"/>}</text:p>
      <text:p text:style-name="P2"/>
      <text:p text:style-name="P2"><text:s text:c="8"/>// 7. Arithmetic, Relational, and Logical Operators</text:p>
      <text:p text:style-name="P2"><text:s text:c="8"/>t.token_name[0] = c; t.token_name[1] = '\0';</text:p>
      <text:p text:style-name="P2"><text:s text:c="8"/>if (strchr("+-*/%=!&gt;&lt;&amp;|", c)) {</text:p>
      <text:p text:style-name="P2"><text:s text:c="12"/>int next = fgetc(f1);</text:p>
      <text:p text:style-name="P2"><text:s text:c="12"/>// Check for compound: ==, !=, &lt;=, &gt;=, ++, --, &amp;&amp;, ||</text:p>
      <text:p text:style-name="P2"><text:s text:c="12"/>if ((next == '=') || </text:p>
      <text:p text:style-name="P2"><text:s text:c="16"/>(c == '+' &amp;&amp; next == '+') || </text:p>
      <text:p text:style-name="P2"><text:s text:c="16"/>(c == '-' &amp;&amp; next == '-') || </text:p>
      <text:p text:style-name="P2"><text:s text:c="16"/>(c == '&amp;' &amp;&amp; next == '&amp;') || </text:p>
      <text:p text:style-name="P2"><text:s text:c="16"/>(c == '|' &amp;&amp; next == '|')) {</text:p>
      <text:p text:style-name="P2"><text:s text:c="16"/>t.token_name[1] = next; t.token_name[2] = '\0';</text:p>
      <text:p text:style-name="P2"><text:s text:c="16"/>COL += 2;</text:p>
      <text:p text:style-name="P2"><text:s text:c="12"/>} else {</text:p>
      <text:p text:style-name="P2"><text:s text:c="16"/>ungetc(next, f1);</text:p>
      <text:p text:style-name="P2"><text:s text:c="16"/>COL += 1;</text:p>
      <text:p text:style-name="P2"><text:s text:c="12"/>}</text:p>
      <text:p text:style-name="P2"><text:s text:c="12"/>strcpy(t.type, t.token_name);</text:p>
      <text:p text:style-name="P2"><text:s text:c="12"/>return t;</text:p>
      <text:p text:style-name="P2"><text:s text:c="8"/>}</text:p>
      <text:p text:style-name="P2"/>
      <text:p text:style-name="P2"><text:s text:c="8"/>// 8. Special Symbols (parentheses, brackets, commas, etc.)</text:p>
      <text:p text:style-name="P2"><text:s text:c="8"/>if (strchr("(){}[],.;", c)) {</text:p>
      <text:p text:style-name="P2"><text:s text:c="12"/>strcpy(t.type, t.token_name);</text:p>
      <text:p text:style-name="P2"><text:s text:c="12"/>COL++;</text:p>
      <text:p text:style-name="P2"><text:s text:c="12"/>return t;</text:p>
      <text:p text:style-name="P2"><text:s text:c="8"/>}</text:p>
      <text:p text:style-name="P2"/>
      <text:p text:style-name="P2"><text:s text:c="8"/>// Unknown character</text:p>
      <text:p text:style-name="P2"><text:s text:c="8"/>strcpy(t.type, "unknown");</text:p>
      <text:p text:style-name="P2"><text:soft-page-break/><text:s text:c="8"/>COL++;</text:p>
      <text:p text:style-name="P2"><text:s text:c="8"/>return t;</text:p>
      <text:p text:style-name="P2"><text:s text:c="4"/>}</text:p>
      <text:p text:style-name="P2"><text:s text:c="4"/>t.row = 0; // EOF Signal</text:p>
      <text:p text:style-name="P2"><text:s text:c="4"/>return t;</text:p>
      <text:p text:style-name="P2">}</text:p>
      <text:p text:style-name="P2"/>
      <text:p text:style-name="P2">int main() {</text:p>
      <text:p text:style-name="P2"><text:s text:c="4"/>f1 = fopen("input.c", "r");</text:p>
      <text:p text:style-name="P2"><text:s text:c="4"/>if (!f1) {</text:p>
      <text:p text:style-name="P2"><text:s text:c="8"/>printf("Error: Could not open input.c\n");</text:p>
      <text:p text:style-name="P2"><text:s text:c="8"/>return 1;</text:p>
      <text:p text:style-name="P2"><text:s text:c="4"/>}</text:p>
      <text:p text:style-name="P2"/>
      <text:p text:style-name="P2"><text:s text:c="4"/>Token t;</text:p>
      <text:p text:style-name="P2"><text:s text:c="4"/>int lastRow = 1;</text:p>
      <text:p text:style-name="P2"><text:s text:c="4"/>while (1) {</text:p>
      <text:p text:style-name="P2"><text:s text:c="8"/>t = getNextToken();</text:p>
      <text:p text:style-name="P2"><text:s text:c="8"/>if (t.row == 0) break;</text:p>
      <text:p text:style-name="P2"/>
      <text:p text:style-name="P2"><text:s text:c="8"/>// Print newline only when row changes to keep it scannable</text:p>
      <text:p text:style-name="P2"><text:s text:c="8"/>if (t.row != lastRow) {</text:p>
      <text:p text:style-name="P2"><text:s text:c="12"/>printf("\n");</text:p>
      <text:p text:style-name="P2"><text:s text:c="12"/>lastRow = t.row;</text:p>
      <text:p text:style-name="P2"><text:s text:c="8"/>}</text:p>
      <text:p text:style-name="P2"><text:s text:c="8"/>printf("&lt;%s,%d,%d&gt;", t.type, t.row, t.col);</text:p>
      <text:p text:style-name="P2"><text:s text:c="4"/>}</text:p>
      <text:p text:style-name="P2"><text:s text:c="4"/>printf("\n");</text:p>
      <text:p text:style-name="P2"/>
      <text:p text:style-name="P2"><text:s text:c="4"/>fclose(f1);</text:p>
      <text:p text:style-name="P2"><text:s text:c="4"/>return 0;</text:p>
      <text:p text:style-name="P2">}</text:p>
      <text:p text:style-name="P2">input:</text:p>
      <text:p text:style-name="P2">#include &lt;stdio.h&gt;</text:p>
      <text:p text:style-name="P2">//#include &lt;stdio.h&gt;</text:p>
      <text:p text:style-name="P2">/*</text:p>
      <text:p text:style-name="P2">this is multiline comment</text:p>
      <text:p text:style-name="P2">*/</text:p>
      <text:p text:style-name="P2">int main()</text:p>
      <text:p text:style-name="P2">{</text:p>
      <text:p text:style-name="P2">int a,b,sum;</text:p>
      <text:p text:style-name="P2">a = 1;</text:p>
      <text:p text:style-name="P2">b = 1;</text:p>
      <text:p text:style-name="P2">sum = a+b;</text:p>
      <text:p text:style-name="P2">logic == a&lt;b *= c &gt;= d;</text:p>
      <text:p text:style-name="P2">}</text:p>
      <text:p text:style-name="P2">output:</text:p>
      <text:p text:style-name="P2">&lt;int,6,1&gt;&lt;id,6,5&gt;&lt;(,6,9&gt;&lt;),6,10&gt;</text:p>
      <text:p text:style-name="P2"><text:soft-page-break/>&lt;{,7,1&gt;</text:p>
      <text:p text:style-name="P2">&lt;int,8,1&gt;&lt;id,8,5&gt;&lt;,,8,6&gt;&lt;id,8,7&gt;&lt;,,8,8&gt;&lt;id,8,9&gt;&lt;;,8,12&gt;</text:p>
      <text:p text:style-name="P2">&lt;id,9,1&gt;&lt;=,9,3&gt;&lt;num,9,5&gt;&lt;;,9,6&gt;</text:p>
      <text:p text:style-name="P2">&lt;id,10,1&gt;&lt;=,10,3&gt;&lt;num,10,5&gt;&lt;;,10,6&gt;</text:p>
      <text:p text:style-name="P2">&lt;id,11,1&gt;&lt;=,11,5&gt;&lt;id,11,7&gt;&lt;+,11,8&gt;&lt;id,11,9&gt;&lt;;,11,10&gt;</text:p>
      <text:p text:style-name="P2">&lt;id,12,1&gt;&lt;==,12,7&gt;&lt;id,12,10&gt;&lt;&lt;,12,11&gt;&lt;id,12,12&gt;&lt;*=,12,14&gt;&lt;id,12,17&gt;&lt;&gt;=,12,19&gt;&lt;id,12,22&gt;&lt;;,12,23&gt;</text:p>
      <text:p text:style-name="P2">&lt;},13,1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08:32:58.210052813</meta:creation-date>
    <dc:date>2026-01-27T08:35:02.805261290</dc:date>
    <meta:editing-duration>PT2M5S</meta:editing-duration>
    <meta:editing-cycles>1</meta:editing-cycles>
    <meta:document-statistic meta:table-count="0" meta:image-count="0" meta:object-count="0" meta:page-count="5" meta:paragraph-count="179" meta:word-count="681" meta:character-count="5182" meta:non-whitespace-character-count="3348"/>
    <meta:generator>LibreOffice/7.4.7.2$Linux_X86_64 LibreOffice_project/40$Build-2</meta:generator>
  </office:meta>
</office:document-meta>
</file>